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8354in"/>
    </style:style>
    <style:style style:name="co2" style:family="table-column">
      <style:table-column-properties fo:break-before="auto" style:column-width="2.7866in"/>
    </style:style>
    <style:style style:name="co3" style:family="table-column">
      <style:table-column-properties fo:break-before="auto" style:column-width="1.8091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2.348in"/>
    </style:style>
    <style:style style:name="co6" style:family="table-column">
      <style:table-column-properties fo:break-before="auto" style:column-width="1.1146in"/>
    </style:style>
    <style:style style:name="co7" style:family="table-column">
      <style:table-column-properties fo:break-before="auto" style:column-width="1.7571in"/>
    </style:style>
    <style:style style:name="co8" style:family="table-column">
      <style:table-column-properties fo:break-before="auto" style:column-width="2.939in"/>
    </style:style>
    <style:style style:name="co9" style:family="table-column">
      <style:table-column-properties fo:break-before="auto" style:column-width="2.0783in"/>
    </style:style>
    <style:style style:name="co10" style:family="table-column">
      <style:table-column-properties fo:break-before="auto" style:column-width="2.6398in"/>
    </style:style>
    <style:style style:name="co11" style:family="table-column">
      <style:table-column-properties fo:break-before="auto" style:column-width="0.9283in"/>
    </style:style>
    <style:style style:name="co12" style:family="table-column">
      <style:table-column-properties fo:break-before="auto" style:column-width="1.5098in"/>
    </style:style>
    <style:style style:name="co13" style:family="table-column">
      <style:table-column-properties fo:break-before="auto" style:column-width="4.8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>
            <text:p>Starting Nmap 4.76 </text:p>
          </table:table-cell>
          <table:table-cell office:value-type="string">
            <text:p><text:s/>http://nmap.org </text:p>
          </table:table-cell>
          <table:table-cell office:value-type="string">
            <text:p><text:s/>at 2009-03-27 10:36 CET</text:p>
          </table:table-cell>
        </table:table-row>
        <table:table-row table:style-name="ro1">
          <table:table-cell office:value-type="string">
            <text:p>Host chello062178032001.11.11.vie.surfer.at </text:p>
          </table:table-cell>
          <table:table-cell office:value-type="string">
            <text:p>62.178.32.1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chello062178032038.11.11.vie.surfer.at </text:p>
          </table:table-cell>
          <table:table-cell office:value-type="string">
            <text:p>62.178.32.38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chello062178032074.11.11.vie.surfer.at </text:p>
          </table:table-cell>
          <table:table-cell office:value-type="string">
            <text:p>62.178.32.74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Nmap done: 256 IP addresses </text:p>
          </table:table-cell>
          <table:table-cell office:value-type="string">
            <text:p>3 hosts up</text:p>
          </table:table-cell>
          <table:table-cell office:value-type="string">
            <text:p><text:s/>scanned in 107.19 seconds</text:p>
          </table:table-cell>
        </table:table-row>
      </table:table>
      <table:table table:name="Sheet1_3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>
            <text:p>Starting Nmap 4.76 </text:p>
          </table:table-cell>
          <table:table-cell office:value-type="string">
            <text:p><text:s/>http://nmap.org </text:p>
          </table:table-cell>
          <table:table-cell office:value-type="string">
            <text:p><text:s/>at 2009-03-29 04:10 CEST</text:p>
          </table:table-cell>
        </table:table-row>
        <table:table-row table:style-name="ro1">
          <table:table-cell office:value-type="string">
            <text:p>Host 83-64-251-1.sh-wien.inode.at </text:p>
          </table:table-cell>
          <table:table-cell office:value-type="string">
            <text:p>83.64.251.1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83-64-251-2.sh-wien.inode.at </text:p>
          </table:table-cell>
          <table:table-cell office:value-type="string">
            <text:p>83.64.251.2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83-64-251-3.sh-wien.inode.at </text:p>
          </table:table-cell>
          <table:table-cell office:value-type="string">
            <text:p>83.64.251.3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83-64-251-4.sh-wien.inode.at </text:p>
          </table:table-cell>
          <table:table-cell office:value-type="string">
            <text:p>83.64.251.4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83-64-251-5.sh-wien.inode.at </text:p>
          </table:table-cell>
          <table:table-cell office:value-type="string">
            <text:p>83.64.251.5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83-64-251-9.sh-wien.inode.at </text:p>
          </table:table-cell>
          <table:table-cell office:value-type="string">
            <text:p>83.64.251.9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e-livery.at </text:p>
          </table:table-cell>
          <table:table-cell office:value-type="string">
            <text:p>83.64.251.10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83-64-251-11.sh-wien.inode.at </text:p>
          </table:table-cell>
          <table:table-cell office:value-type="string">
            <text:p>83.64.251.11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83-64-251-17.sh-wien.inode.at </text:p>
          </table:table-cell>
          <table:table-cell office:value-type="string">
            <text:p>83.64.251.17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83-64-251-25.sh-wien.inode.at </text:p>
          </table:table-cell>
          <table:table-cell office:value-type="string">
            <text:p>83.64.251.25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data.118899.com </text:p>
          </table:table-cell>
          <table:table-cell office:value-type="string">
            <text:p>83.64.251.26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vertrieb.118899.com </text:p>
          </table:table-cell>
          <table:table-cell office:value-type="string">
            <text:p>83.64.251.27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test.118899.com </text:p>
          </table:table-cell>
          <table:table-cell office:value-type="string">
            <text:p>83.64.251.28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83-64-251-29.sh-wien.inode.at </text:p>
          </table:table-cell>
          <table:table-cell office:value-type="string">
            <text:p>83.64.251.29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83-64-251-33.sh-wien.inode.at </text:p>
          </table:table-cell>
          <table:table-cell office:value-type="string">
            <text:p>83.64.251.33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83-64-251-34.sh-wien.inode.at </text:p>
          </table:table-cell>
          <table:table-cell office:value-type="string">
            <text:p>83.64.251.34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83-64-251-35.sh-wien.inode.at </text:p>
          </table:table-cell>
          <table:table-cell office:value-type="string">
            <text:p>83.64.251.35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83-64-251-36.sh-wien.inode.at </text:p>
          </table:table-cell>
          <table:table-cell office:value-type="string">
            <text:p>83.64.251.36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83-64-251-37.sh-wien.inode.at </text:p>
          </table:table-cell>
          <table:table-cell office:value-type="string">
            <text:p>83.64.251.37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83-64-251-38.sh-wien.inode.at </text:p>
          </table:table-cell>
          <table:table-cell office:value-type="string">
            <text:p>83.64.251.38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83-64-251-41.sh-wien.inode.at </text:p>
          </table:table-cell>
          <table:table-cell office:value-type="string">
            <text:p>83.64.251.41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83-64-251-42.sh-wien.inode.at </text:p>
          </table:table-cell>
          <table:table-cell office:value-type="string">
            <text:p>83.64.251.42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83-64-251-43.sh-wien.inode.at </text:p>
          </table:table-cell>
          <table:table-cell office:value-type="string">
            <text:p>83.64.251.43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83-64-251-57.sh-wien.inode.at </text:p>
          </table:table-cell>
          <table:table-cell office:value-type="string">
            <text:p>83.64.251.57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83-64-251-58.sh-wien.inode.at </text:p>
          </table:table-cell>
          <table:table-cell office:value-type="string">
            <text:p>83.64.251.58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83-64-251-59.sh-wien.inode.at </text:p>
          </table:table-cell>
          <table:table-cell office:value-type="string">
            <text:p>83.64.251.59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83-64-251-65.sh-wien.inode.at </text:p>
          </table:table-cell>
          <table:table-cell office:value-type="string">
            <text:p>83.64.251.65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outerlimits.partnerhost.com </text:p>
          </table:table-cell>
          <table:table-cell office:value-type="string">
            <text:p>83.64.251.73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roger.maxolution.at </text:p>
          </table:table-cell>
          <table:table-cell office:value-type="string">
            <text:p>83.64.251.74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mx1.maxolution.at </text:p>
          </table:table-cell>
          <table:table-cell office:value-type="string">
            <text:p>83.64.251.77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mx2.maxolution.at </text:p>
          </table:table-cell>
          <table:table-cell office:value-type="string">
            <text:p>83.64.251.78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andromeda.maxolution.at </text:p>
          </table:table-cell>
          <table:table-cell office:value-type="string">
            <text:p>83.64.251.79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outerspace.maxolution.at </text:p>
          </table:table-cell>
          <table:table-cell office:value-type="string">
            <text:p>83.64.251.85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omega.maxolution.at </text:p>
          </table:table-cell>
          <table:table-cell office:value-type="string">
            <text:p>83.64.251.89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ns1.partnerhost.com </text:p>
          </table:table-cell>
          <table:table-cell office:value-type="string">
            <text:p>83.64.251.90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83-64-251-91.sh-wien.inode.at </text:p>
          </table:table-cell>
          <table:table-cell office:value-type="string">
            <text:p>83.64.251.91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james.maxolution.at </text:p>
          </table:table-cell>
          <table:table-cell office:value-type="string">
            <text:p>83.64.251.92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83-64-251-97.sh-wien.inode.at </text:p>
          </table:table-cell>
          <table:table-cell office:value-type="string">
            <text:p>83.64.251.97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c1.fog.at </text:p>
          </table:table-cell>
          <table:table-cell office:value-type="string">
            <text:p>83.64.251.113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web01.zakotel.com </text:p>
          </table:table-cell>
          <table:table-cell office:value-type="string">
            <text:p>83.64.251.115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83-64-251-117.sh-wien.inode.at </text:p>
          </table:table-cell>
          <table:table-cell office:value-type="string">
            <text:p>83.64.251.117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83-64-251-118.sh-wien.inode.at </text:p>
          </table:table-cell>
          <table:table-cell office:value-type="string">
            <text:p>83.64.251.118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83-64-251-121.sh-wien.inode.at </text:p>
          </table:table-cell>
          <table:table-cell office:value-type="string">
            <text:p>83.64.251.121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83-64-251-123.sh-wien.inode.at </text:p>
          </table:table-cell>
          <table:table-cell office:value-type="string">
            <text:p>83.64.251.123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83-64-251-129.sh-wien.inode.at </text:p>
          </table:table-cell>
          <table:table-cell office:value-type="string">
            <text:p>83.64.251.129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sunshine.tubthumping.at </text:p>
          </table:table-cell>
          <table:table-cell office:value-type="string">
            <text:p>83.64.251.130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83-64-251-131.sh-wien.inode.at </text:p>
          </table:table-cell>
          <table:table-cell office:value-type="string">
            <text:p>83.64.251.131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83-64-251-153.sh-wien.inode.at </text:p>
          </table:table-cell>
          <table:table-cell office:value-type="string">
            <text:p>83.64.251.153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mail.testrange.at </text:p>
          </table:table-cell>
          <table:table-cell office:value-type="string">
            <text:p>83.64.251.154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ns2.mcpsoftworks.com </text:p>
          </table:table-cell>
          <table:table-cell office:value-type="string">
            <text:p>83.64.251.155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83-64-251-185.sh-wien.inode.at </text:p>
          </table:table-cell>
          <table:table-cell office:value-type="string">
            <text:p>83.64.251.185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mail2.linuxnetwork.at </text:p>
          </table:table-cell>
          <table:table-cell office:value-type="string">
            <text:p>83.64.251.186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www.linuxnetwork.at </text:p>
          </table:table-cell>
          <table:table-cell office:value-type="string">
            <text:p>83.64.251.187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83-64-251-201.sh-wien.inode.at </text:p>
          </table:table-cell>
          <table:table-cell office:value-type="string">
            <text:p>83.64.251.201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83-64-251-202.sh-wien.inode.at </text:p>
          </table:table-cell>
          <table:table-cell office:value-type="string">
            <text:p>83.64.251.202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83-64-251-217.sh-wien.inode.at </text:p>
          </table:table-cell>
          <table:table-cell office:value-type="string">
            <text:p>83.64.251.217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83-64-251-234.sh-wien.inode.at </text:p>
          </table:table-cell>
          <table:table-cell office:value-type="string">
            <text:p>83.64.251.234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83-64-251-241.sh-wien.inode.at </text:p>
          </table:table-cell>
          <table:table-cell office:value-type="string">
            <text:p>83.64.251.241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83-64-251-242.sh-wien.inode.at </text:p>
          </table:table-cell>
          <table:table-cell office:value-type="string">
            <text:p>83.64.251.242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Nmap done: 256 IP addresses </text:p>
          </table:table-cell>
          <table:table-cell office:value-type="string">
            <text:p>59 hosts up</text:p>
          </table:table-cell>
          <table:table-cell office:value-type="string">
            <text:p><text:s/>scanned in 39.04 seconds</text:p>
          </table:table-cell>
        </table:table-row>
      </table:table>
      <table:table table:name="Sheet1_4" table:style-name="ta1" table:print="false"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>
            <text:p>Starting Nmap 4.76 </text:p>
          </table:table-cell>
          <table:table-cell office:value-type="string">
            <text:p><text:s/>http://nmap.org </text:p>
          </table:table-cell>
          <table:table-cell office:value-type="string">
            <text:p><text:s/>at 2009-03-30 03:47 CEST</text:p>
          </table:table-cell>
        </table:table-row>
        <table:table-row table:style-name="ro1">
          <table:table-cell office:value-type="string">
            <text:p>Host 83-64-132-1.oberwart.xdsl-line.inode.at </text:p>
          </table:table-cell>
          <table:table-cell office:value-type="string">
            <text:p>83.64.132.1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83-64-132-2.oberwart.xdsl-line.inode.at </text:p>
          </table:table-cell>
          <table:table-cell office:value-type="string">
            <text:p>83.64.132.2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83-64-132-9.oberwart.xdsl-line.inode.at </text:p>
          </table:table-cell>
          <table:table-cell office:value-type="string">
            <text:p>83.64.132.9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83-64-132-10.oberwart.xdsl-line.inode.at </text:p>
          </table:table-cell>
          <table:table-cell office:value-type="string">
            <text:p>83.64.132.10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83-64-132-57.oberwart.xdsl-line.inode.at </text:p>
          </table:table-cell>
          <table:table-cell office:value-type="string">
            <text:p>83.64.132.57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83-64-132-58.oberwart.xdsl-line.inode.at </text:p>
          </table:table-cell>
          <table:table-cell office:value-type="string">
            <text:p>83.64.132.58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83-64-132-65.oberwart.xdsl-line.inode.at </text:p>
          </table:table-cell>
          <table:table-cell office:value-type="string">
            <text:p>83.64.132.65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83-64-132-81.oberwart.xdsl-line.inode.at </text:p>
          </table:table-cell>
          <table:table-cell office:value-type="string">
            <text:p>83.64.132.81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83-64-132-97.oberwart.xdsl-line.inode.at </text:p>
          </table:table-cell>
          <table:table-cell office:value-type="string">
            <text:p>83.64.132.97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83-64-132-98.oberwart.xdsl-line.inode.at </text:p>
          </table:table-cell>
          <table:table-cell office:value-type="string">
            <text:p>83.64.132.98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83-64-132-99.oberwart.xdsl-line.inode.at </text:p>
          </table:table-cell>
          <table:table-cell office:value-type="string">
            <text:p>83.64.132.99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83-64-132-100.oberwart.xdsl-line.inode.at </text:p>
          </table:table-cell>
          <table:table-cell office:value-type="string">
            <text:p>83.64.132.100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83-64-132-104.oberwart.xdsl-line.inode.at </text:p>
          </table:table-cell>
          <table:table-cell office:value-type="string">
            <text:p>83.64.132.104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83-64-132-105.oberwart.xdsl-line.inode.at </text:p>
          </table:table-cell>
          <table:table-cell office:value-type="string">
            <text:p>83.64.132.105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83-64-132-106.oberwart.xdsl-line.inode.at </text:p>
          </table:table-cell>
          <table:table-cell office:value-type="string">
            <text:p>83.64.132.106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83-64-132-123.oberwart.xdsl-line.inode.at </text:p>
          </table:table-cell>
          <table:table-cell office:value-type="string">
            <text:p>83.64.132.123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83-64-132-124.oberwart.xdsl-line.inode.at </text:p>
          </table:table-cell>
          <table:table-cell office:value-type="string">
            <text:p>83.64.132.124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83-64-132-177.oberwart.xdsl-line.inode.at </text:p>
          </table:table-cell>
          <table:table-cell office:value-type="string">
            <text:p>83.64.132.177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83-64-132-178.oberwart.xdsl-line.inode.at </text:p>
          </table:table-cell>
          <table:table-cell office:value-type="string">
            <text:p>83.64.132.178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83-64-132-193.oberwart.xdsl-line.inode.at </text:p>
          </table:table-cell>
          <table:table-cell office:value-type="string">
            <text:p>83.64.132.193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83-64-132-209.oberwart.xdsl-line.inode.at </text:p>
          </table:table-cell>
          <table:table-cell office:value-type="string">
            <text:p>83.64.132.209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83-64-132-210.oberwart.xdsl-line.inode.at </text:p>
          </table:table-cell>
          <table:table-cell office:value-type="string">
            <text:p>83.64.132.210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83-64-132-225.oberwart.xdsl-line.inode.at </text:p>
          </table:table-cell>
          <table:table-cell office:value-type="string">
            <text:p>83.64.132.225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83-64-132-241.oberwart.xdsl-line.inode.at </text:p>
          </table:table-cell>
          <table:table-cell office:value-type="string">
            <text:p>83.64.132.241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83-64-132-242.oberwart.xdsl-line.inode.at </text:p>
          </table:table-cell>
          <table:table-cell office:value-type="string">
            <text:p>83.64.132.242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83-64-132-243.oberwart.xdsl-line.inode.at </text:p>
          </table:table-cell>
          <table:table-cell office:value-type="string">
            <text:p>83.64.132.243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83-64-132-244.oberwart.xdsl-line.inode.at </text:p>
          </table:table-cell>
          <table:table-cell office:value-type="string">
            <text:p>83.64.132.244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83-64-132-245.oberwart.xdsl-line.inode.at </text:p>
          </table:table-cell>
          <table:table-cell office:value-type="string">
            <text:p>83.64.132.245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83-64-132-246.oberwart.xdsl-line.inode.at </text:p>
          </table:table-cell>
          <table:table-cell office:value-type="string">
            <text:p>83.64.132.246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83-64-132-247.oberwart.xdsl-line.inode.at </text:p>
          </table:table-cell>
          <table:table-cell office:value-type="string">
            <text:p>83.64.132.247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Nmap done: 256 IP addresses </text:p>
          </table:table-cell>
          <table:table-cell office:value-type="string">
            <text:p>30 hosts up</text:p>
          </table:table-cell>
          <table:table-cell office:value-type="string">
            <text:p><text:s/>scanned in 8.90 seconds</text:p>
          </table:table-cell>
        </table:table-row>
      </table:table>
      <table:table table:name="Sheet1_5" table:style-name="ta1" table:print="false">
        <table:table-column table:style-name="co9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>
            <text:p>Starting Nmap 4.85BETA5 </text:p>
          </table:table-cell>
          <table:table-cell office:value-type="string">
            <text:p><text:s/>http://nmap.org </text:p>
          </table:table-cell>
          <table:table-cell office:value-type="string">
            <text:p><text:s/>at 2009-04-03 09:37 CEST</text:p>
          </table:table-cell>
        </table:table-row>
        <table:table-row table:style-name="ro1">
          <table:table-cell office:value-type="string">
            <text:p>Host 217-29-159-129.ifo.net </text:p>
          </table:table-cell>
          <table:table-cell office:value-type="string">
            <text:p>217.29.159.129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217-29-159-132.ifo.net </text:p>
          </table:table-cell>
          <table:table-cell office:value-type="string">
            <text:p>217.29.159.132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217-29-159-133.ifo.net </text:p>
          </table:table-cell>
          <table:table-cell office:value-type="string">
            <text:p>217.29.159.133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217-29-159-134.ifo.net </text:p>
          </table:table-cell>
          <table:table-cell office:value-type="string">
            <text:p>217.29.159.134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217-29-159-139.ifo.net </text:p>
          </table:table-cell>
          <table:table-cell office:value-type="string">
            <text:p>217.29.159.139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217-29-159-140.ifo.net </text:p>
          </table:table-cell>
          <table:table-cell office:value-type="string">
            <text:p>217.29.159.140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217-29-159-146.ifo.net </text:p>
          </table:table-cell>
          <table:table-cell office:value-type="string">
            <text:p>217.29.159.146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217-29-159-148.ifo.net </text:p>
          </table:table-cell>
          <table:table-cell office:value-type="string">
            <text:p>217.29.159.148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Host 225-159-29-217.styrion.net </text:p>
          </table:table-cell>
          <table:table-cell office:value-type="string">
            <text:p>217.29.159.225</text:p>
          </table:table-cell>
          <table:table-cell office:value-type="string">
            <text:p><text:s/>appears to be up.</text:p>
          </table:table-cell>
        </table:table-row>
        <table:table-row table:style-name="ro1">
          <table:table-cell office:value-type="string">
            <text:p>Nmap done: 256 IP addresses </text:p>
          </table:table-cell>
          <table:table-cell office:value-type="string">
            <text:p>9 hosts up</text:p>
          </table:table-cell>
          <table:table-cell office:value-type="string">
            <text:p><text:s/>scanned in 18.91 seconds</text:p>
          </table:table-cell>
        </table:table-row>
      </table:table>
      <table:table table:name="Sheet1" table:style-name="ta1" table:print="false">
        <table:table-column table:style-name="co4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row table:style-name="ro1">
          <table:table-cell table:number-columns-repeated="6"/>
          <table:table-cell office:value-type="string">
            <text:p>f_cmdline</text:p>
          </table:table-cell>
        </table:table-row>
        <table:table-row table:style-name="ro1">
          <table:table-cell table:number-columns-repeated="2"/>
          <table:table-cell office:value-type="string">
            <text:p>nmap -O -PN -p22,23,80,443,8080,3389 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formula="of:=[.C$2]" office:value-type="string" office:string-value="nmap -O -PN -p22,23,80,443,8080,3389 ">
            <text:p>nmap -O -PN -p22,23,80,443,8080,3389 </text:p>
          </table:table-cell>
          <table:table-cell office:value-type="string">
            <text:p>217.29.159.129</text:p>
          </table:table-cell>
          <table:table-cell table:formula="of:=&quot; | tee &quot; &amp;[.D4]&amp;&quot;.log&quot;" office:value-type="string" office:string-value=" | tee 217.29.159.129.log">
            <text:p><text:s/>| tee 217.29.159.129.log</text:p>
          </table:table-cell>
          <table:table-cell/>
          <table:table-cell table:formula="of:=[.C4]&amp;[.D4]&amp;[.E4]" office:value-type="string" office:string-value="nmap -O -PN -p22,23,80,443,8080,3389 217.29.159.129 | tee 217.29.159.129.log">
            <text:p>nmap -O -PN -p22,23,80,443,8080,3389 217.29.159.129 | tee 217.29.159.129.log</text:p>
          </table:table-cell>
        </table:table-row>
        <table:table-row table:style-name="ro1">
          <table:table-cell table:number-columns-repeated="2"/>
          <table:table-cell table:formula="of:=[.C$2]" office:value-type="string" office:string-value="nmap -O -PN -p22,23,80,443,8080,3389 ">
            <text:p>nmap -O -PN -p22,23,80,443,8080,3389 </text:p>
          </table:table-cell>
          <table:table-cell office:value-type="string">
            <text:p>217.29.159.132</text:p>
          </table:table-cell>
          <table:table-cell table:formula="of:=&quot; | tee &quot; &amp;[.D5]&amp;&quot;.log&quot;" office:value-type="string" office:string-value=" | tee 217.29.159.132.log">
            <text:p><text:s/>| tee 217.29.159.132.log</text:p>
          </table:table-cell>
          <table:table-cell/>
          <table:table-cell table:formula="of:=[.C5]&amp;[.D5]&amp;[.E5]" office:value-type="string" office:string-value="nmap -O -PN -p22,23,80,443,8080,3389 217.29.159.132 | tee 217.29.159.132.log">
            <text:p>nmap -O -PN -p22,23,80,443,8080,3389 217.29.159.132 | tee 217.29.159.132.log</text:p>
          </table:table-cell>
        </table:table-row>
        <table:table-row table:style-name="ro1">
          <table:table-cell table:number-columns-repeated="2"/>
          <table:table-cell table:formula="of:=[.C$2]" office:value-type="string" office:string-value="nmap -O -PN -p22,23,80,443,8080,3389 ">
            <text:p>nmap -O -PN -p22,23,80,443,8080,3389 </text:p>
          </table:table-cell>
          <table:table-cell office:value-type="string">
            <text:p>217.29.159.133</text:p>
          </table:table-cell>
          <table:table-cell table:formula="of:=&quot; | tee &quot; &amp;[.D6]&amp;&quot;.log&quot;" office:value-type="string" office:string-value=" | tee 217.29.159.133.log">
            <text:p><text:s/>| tee 217.29.159.133.log</text:p>
          </table:table-cell>
          <table:table-cell/>
          <table:table-cell table:formula="of:=[.C6]&amp;[.D6]&amp;[.E6]" office:value-type="string" office:string-value="nmap -O -PN -p22,23,80,443,8080,3389 217.29.159.133 | tee 217.29.159.133.log">
            <text:p>nmap -O -PN -p22,23,80,443,8080,3389 217.29.159.133 | tee 217.29.159.133.log</text:p>
          </table:table-cell>
        </table:table-row>
        <table:table-row table:style-name="ro1">
          <table:table-cell table:number-columns-repeated="2"/>
          <table:table-cell table:formula="of:=[.C$2]" office:value-type="string" office:string-value="nmap -O -PN -p22,23,80,443,8080,3389 ">
            <text:p>nmap -O -PN -p22,23,80,443,8080,3389 </text:p>
          </table:table-cell>
          <table:table-cell office:value-type="string">
            <text:p>217.29.159.134</text:p>
          </table:table-cell>
          <table:table-cell table:formula="of:=&quot; | tee &quot; &amp;[.D7]&amp;&quot;.log&quot;" office:value-type="string" office:string-value=" | tee 217.29.159.134.log">
            <text:p><text:s/>| tee 217.29.159.134.log</text:p>
          </table:table-cell>
          <table:table-cell/>
          <table:table-cell table:formula="of:=[.C7]&amp;[.D7]&amp;[.E7]" office:value-type="string" office:string-value="nmap -O -PN -p22,23,80,443,8080,3389 217.29.159.134 | tee 217.29.159.134.log">
            <text:p>nmap -O -PN -p22,23,80,443,8080,3389 217.29.159.134 | tee 217.29.159.134.log</text:p>
          </table:table-cell>
        </table:table-row>
        <table:table-row table:style-name="ro1">
          <table:table-cell table:number-columns-repeated="2"/>
          <table:table-cell table:formula="of:=[.C$2]" office:value-type="string" office:string-value="nmap -O -PN -p22,23,80,443,8080,3389 ">
            <text:p>nmap -O -PN -p22,23,80,443,8080,3389 </text:p>
          </table:table-cell>
          <table:table-cell office:value-type="string">
            <text:p>217.29.159.139</text:p>
          </table:table-cell>
          <table:table-cell table:formula="of:=&quot; | tee &quot; &amp;[.D8]&amp;&quot;.log&quot;" office:value-type="string" office:string-value=" | tee 217.29.159.139.log">
            <text:p><text:s/>| tee 217.29.159.139.log</text:p>
          </table:table-cell>
          <table:table-cell/>
          <table:table-cell table:formula="of:=[.C8]&amp;[.D8]&amp;[.E8]" office:value-type="string" office:string-value="nmap -O -PN -p22,23,80,443,8080,3389 217.29.159.139 | tee 217.29.159.139.log">
            <text:p>nmap -O -PN -p22,23,80,443,8080,3389 217.29.159.139 | tee 217.29.159.139.log</text:p>
          </table:table-cell>
        </table:table-row>
        <table:table-row table:style-name="ro1">
          <table:table-cell table:number-columns-repeated="2"/>
          <table:table-cell table:formula="of:=[.C$2]" office:value-type="string" office:string-value="nmap -O -PN -p22,23,80,443,8080,3389 ">
            <text:p>nmap -O -PN -p22,23,80,443,8080,3389 </text:p>
          </table:table-cell>
          <table:table-cell office:value-type="string">
            <text:p>217.29.159.140</text:p>
          </table:table-cell>
          <table:table-cell table:formula="of:=&quot; | tee &quot; &amp;[.D9]&amp;&quot;.log&quot;" office:value-type="string" office:string-value=" | tee 217.29.159.140.log">
            <text:p><text:s/>| tee 217.29.159.140.log</text:p>
          </table:table-cell>
          <table:table-cell/>
          <table:table-cell table:formula="of:=[.C9]&amp;[.D9]&amp;[.E9]" office:value-type="string" office:string-value="nmap -O -PN -p22,23,80,443,8080,3389 217.29.159.140 | tee 217.29.159.140.log">
            <text:p>nmap -O -PN -p22,23,80,443,8080,3389 217.29.159.140 | tee 217.29.159.140.log</text:p>
          </table:table-cell>
        </table:table-row>
        <table:table-row table:style-name="ro1">
          <table:table-cell table:number-columns-repeated="2"/>
          <table:table-cell table:formula="of:=[.C$2]" office:value-type="string" office:string-value="nmap -O -PN -p22,23,80,443,8080,3389 ">
            <text:p>nmap -O -PN -p22,23,80,443,8080,3389 </text:p>
          </table:table-cell>
          <table:table-cell office:value-type="string">
            <text:p>217.29.159.146</text:p>
          </table:table-cell>
          <table:table-cell table:formula="of:=&quot; | tee &quot; &amp;[.D10]&amp;&quot;.log&quot;" office:value-type="string" office:string-value=" | tee 217.29.159.146.log">
            <text:p><text:s/>| tee 217.29.159.146.log</text:p>
          </table:table-cell>
          <table:table-cell/>
          <table:table-cell table:formula="of:=[.C10]&amp;[.D10]&amp;[.E10]" office:value-type="string" office:string-value="nmap -O -PN -p22,23,80,443,8080,3389 217.29.159.146 | tee 217.29.159.146.log">
            <text:p>nmap -O -PN -p22,23,80,443,8080,3389 217.29.159.146 | tee 217.29.159.146.log</text:p>
          </table:table-cell>
        </table:table-row>
        <table:table-row table:style-name="ro1">
          <table:table-cell table:number-columns-repeated="2"/>
          <table:table-cell table:formula="of:=[.C$2]" office:value-type="string" office:string-value="nmap -O -PN -p22,23,80,443,8080,3389 ">
            <text:p>nmap -O -PN -p22,23,80,443,8080,3389 </text:p>
          </table:table-cell>
          <table:table-cell office:value-type="string">
            <text:p>217.29.159.148</text:p>
          </table:table-cell>
          <table:table-cell table:formula="of:=&quot; | tee &quot; &amp;[.D11]&amp;&quot;.log&quot;" office:value-type="string" office:string-value=" | tee 217.29.159.148.log">
            <text:p><text:s/>| tee 217.29.159.148.log</text:p>
          </table:table-cell>
          <table:table-cell/>
          <table:table-cell table:formula="of:=[.C11]&amp;[.D11]&amp;[.E11]" office:value-type="string" office:string-value="nmap -O -PN -p22,23,80,443,8080,3389 217.29.159.148 | tee 217.29.159.148.log">
            <text:p>nmap -O -PN -p22,23,80,443,8080,3389 217.29.159.148 | tee 217.29.159.148.log</text:p>
          </table:table-cell>
        </table:table-row>
        <table:table-row table:style-name="ro1">
          <table:table-cell table:number-columns-repeated="2"/>
          <table:table-cell table:formula="of:=[.C$2]" office:value-type="string" office:string-value="nmap -O -PN -p22,23,80,443,8080,3389 ">
            <text:p>nmap -O -PN -p22,23,80,443,8080,3389 </text:p>
          </table:table-cell>
          <table:table-cell office:value-type="string">
            <text:p>217.29.159.225</text:p>
          </table:table-cell>
          <table:table-cell table:formula="of:=&quot; | tee &quot; &amp;[.D12]&amp;&quot;.log&quot;" office:value-type="string" office:string-value=" | tee 217.29.159.225.log">
            <text:p><text:s/>| tee 217.29.159.225.log</text:p>
          </table:table-cell>
          <table:table-cell/>
          <table:table-cell table:formula="of:=[.C12]&amp;[.D12]&amp;[.E12]" office:value-type="string" office:string-value="nmap -O -PN -p22,23,80,443,8080,3389 217.29.159.225 | tee 217.29.159.225.log">
            <text:p>nmap -O -PN -p22,23,80,443,8080,3389 217.29.159.225 | tee 217.29.159.225.log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03">04/03/2009</text:date>, <text:time>09:41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27T10:42:24</meta:creation-date>
    <dc:date>2009-04-03T09:41:16</dc:date>
    <meta:editing-duration>PT05H12M59S</meta:editing-duration>
    <meta:editing-cycles>4</meta:editing-cycles>
    <meta:generator>OpenOffice.org/3.0$Unix OpenOffice.org_project/300m15$Build-9379</meta:generator>
    <meta:document-statistic meta:table-count="7" meta:cell-count="365" meta:object-count="0"/>
    <meta:user-defined meta:name="Info 1"/>
    <meta:user-defined meta:name="Info 2"/>
    <meta:user-defined meta:name="Info 3"/>
    <meta:user-defined meta:name="Info 4"/>
  </office:meta>
</office:document-meta>
</file>